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60f" officeooo:paragraph-rsid="0006c60f"/>
    </style:style>
    <style:style style:name="P2" style:family="paragraph" style:parent-style-name="Standard" style:list-style-name="L1">
      <style:text-properties officeooo:rsid="0006c60f" officeooo:paragraph-rsid="0006c60f"/>
    </style:style>
    <style:style style:name="P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6c60f" officeooo:paragraph-rsid="0006c60f"/>
    </style:style>
    <style:style style:name="P4" style:family="paragraph" style:parent-style-name="Text_20_body">
      <style:text-properties officeooo:rsid="0006c60f" officeooo:paragraph-rsid="0006c60f"/>
    </style:style>
    <style:style style:name="P5" style:family="paragraph" style:parent-style-name="Text_20_body">
      <style:text-properties officeooo:paragraph-rsid="0006c60f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6c60f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officeooo:paragraph-rsid="0006c6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ctura de computadores II – Quiz 1</text:p>
      <text:p text:style-name="P1"/>
      <text:p text:style-name="P1">Nombre: ___________________________</text:p>
      <text:p text:style-name="P1">Código ____________________________</text:p>
      <text:p text:style-name="P1"/>
      <text:p text:style-name="P1">Para los siguientes número en base decimal indica su representación entera utilizando 8 bits.</text:p>
      <text:p text:style-name="P1"/>
      <text:list xml:id="list4717213694482314334" text:style-name="L1">
        <text:list-item>
          <text:p text:style-name="P2">58<text:tab/></text:p>
        </text:list-item>
        <text:list-item>
          <text:p text:style-name="P2">71</text:p>
        </text:list-item>
        <text:list-item>
          <text:p text:style-name="P2">85</text:p>
        </text:list-item>
        <text:list-item>
          <text:p text:style-name="P2">75</text:p>
        </text:list-item>
        <text:list-item>
          <text:p text:style-name="P2">173</text:p>
        </text:list-item>
        <text:list-item>
          <text:p text:style-name="P2">15</text:p>
        </text:list-item>
      </text:list>
      <text:p text:style-name="P4">¿Cual es el problema de la representación signo magnitud?</text:p>
      <text:p text:style-name="P6">Seleccione una:</text:p>
      <text:p text:style-name="P6">a. División por cero </text:p>
      <text:p text:style-name="P6">b. Desbordamiento </text:p>
      <text:p text:style-name="P6">c. Dos representaciones de cero </text:p>
      <text:p text:style-name="P6">d. Ninguno de los anteriores</text:p>
      <text:p text:style-name="P6"/>
      <text:p text:style-name="P6">¿Cual es la representación de -37 en complemento a dos de 10 bits? </text:p>
      <text:p text:style-name="P8"/>
      <text:p text:style-name="P6"/>
      <text:p text:style-name="P6"/>
      <text:p text:style-name="P6"/>
      <text:p text:style-name="P4">Asumiendo una representación en complemento a dos de 10 bits:</text:p>
      <text:p text:style-name="Text_20_body">0010011010</text:p>
      <text:p text:style-name="Text_20_body">En decimal este número es: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quitectura de computadores II – Quiz 1</text:p>
      <text:p text:style-name="P1"/>
      <text:p text:style-name="P1">Nombre: ___________________________</text:p>
      <text:p text:style-name="P1">Código ____________________________</text:p>
      <text:p text:style-name="P1"/>
      <text:p text:style-name="P1">Para los siguientes número en base decimal indica su representación entera utilizando 8 bits.</text:p>
      <text:p text:style-name="P1"/>
      <text:list xml:id="list30400850135013" text:continue-numbering="true" text:style-name="L1">
        <text:list-item>
          <text:p text:style-name="P2">58<text:tab/></text:p>
        </text:list-item>
        <text:list-item>
          <text:p text:style-name="P2">71</text:p>
        </text:list-item>
        <text:list-item>
          <text:p text:style-name="P2">85</text:p>
        </text:list-item>
        <text:list-item>
          <text:p text:style-name="P2">75</text:p>
        </text:list-item>
        <text:list-item>
          <text:p text:style-name="P2">173</text:p>
        </text:list-item>
        <text:list-item>
          <text:p text:style-name="P2">15</text:p>
        </text:list-item>
      </text:list>
      <text:p text:style-name="P4">¿Cual es el problema de la representación signo magnitud?</text:p>
      <text:p text:style-name="P7">Seleccione una:</text:p>
      <text:p text:style-name="P7">a. División por cero </text:p>
      <text:p text:style-name="P7">b. Desbordamiento </text:p>
      <text:p text:style-name="P7">c. Dos representaciones de cero </text:p>
      <text:p text:style-name="P7">d. Ninguno de los anteriores</text:p>
      <text:p text:style-name="P7"/>
      <text:p text:style-name="P7">¿Cual es la representación de -37 en complemento a dos de 10 bits? </text:p>
      <text:p text:style-name="P9"/>
      <text:p text:style-name="P7"/>
      <text:p text:style-name="P7"/>
      <text:p text:style-name="P7"/>
      <text:p text:style-name="P4">Asumiendo una representación en complemento a dos de 10 bits:</text:p>
      <text:p text:style-name="P5">0010011010</text:p>
      <text:p text:style-name="P5">En decimal este número es:</text:p>
      <text:p text:style-name="P1"/>
      <text:p text:style-name="P1">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.699cm">
          <style:column-sep style:width="0.009cm" style:color="#000000" style:height="100%" style:style="solid"/>
          <style:column style:rel-width="4985*" fo:start-indent="0cm" fo:end-indent="0.349cm"/>
          <style:column style:rel-width="4987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2:59:47.784000000</meta:creation-date>
    <dc:date>2016-03-05T03:03:59.702000000</dc:date>
    <meta:editing-duration>PT4M14S</meta:editing-duration>
    <meta:editing-cycles>1</meta:editing-cycles>
    <meta:document-statistic meta:table-count="0" meta:image-count="0" meta:object-count="0" meta:page-count="1" meta:paragraph-count="41" meta:word-count="185" meta:character-count="1155" meta:non-whitespace-character-count="1011"/>
    <meta:generator>LibreOffice/5.0.5.2$Windows_x86 LibreOffice_project/55b006a02d247b5f7215fc6ea0fde844b30035b3</meta:generator>
  </office:meta>
</office:document-meta>
</file>